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officeooo:rsid="004397d7" officeooo:paragraph-rsid="004397d7"/>
    </style:style>
    <style:style style:name="T1" style:family="text">
      <style:text-properties officeooo:rsid="004554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etente: <text:span text:style-name="T1">selecao@admiterh.com.br</text:span></text:p>
      <text:p text:style-name="P1">Destinatário:<text:span text:style-name="T1">&lt;email do candidato&gt;</text:span></text:p>
      <text:p text:style-name="P1">Assunto: Agendamento de Entrevista</text:p>
      <text:p text:style-name="P1"/>
      <text:p text:style-name="P1">Prezado Sr(a): &lt;nome do candidato&gt;</text:p>
      <text:p text:style-name="P1"/>
      <text:p text:style-name="P1">Tendo em vista que você se inscreveu em nosso processo seletivo &lt;nome do processo&gt;, para concorrer a uma das vagas oferecidas para o cargo &lt;nome do cargo&gt;, informado que você foi selecionado para ser entrevistado por um de nossos analistas de RH.</text:p>
      <text:p text:style-name="P1"/>
      <text:p text:style-name="P1">Sua entrevista será no dia: xx/xx/xxxx no horário xx:xx.</text:p>
      <text:p text:style-name="P1"/>
      <text:p text:style-name="P1">Em nossa sede administrativa.</text:p>
      <text:p text:style-name="P1"/>
      <text:p text:style-name="P1">Atenciosamente:</text:p>
      <text:p text:style-name="P1"/>
      <text:p text:style-name="P1">Admite R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6-06-08T17:37:53.335986881</meta:creation-date>
    <meta:generator>LibreOffice/5.1.3.2$Linux_X86_64 LibreOffice_project/10m0$Build-2</meta:generator>
    <dc:date>2016-06-21T16:11:20.650267086</dc:date>
    <meta:editing-duration>PT3H7M9S</meta:editing-duration>
    <meta:editing-cycles>33</meta:editing-cycles>
    <meta:document-statistic meta:table-count="0" meta:image-count="0" meta:object-count="0" meta:page-count="1" meta:paragraph-count="9" meta:word-count="72" meta:character-count="491" meta:non-whitespace-character-count="428"/>
  </office:meta>
</office:document-meta>
</file>